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c2ad" officeooo:paragraph-rsid="0014c2ad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4c2ad" officeooo:paragraph-rsid="0014c2a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14c2a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4c2ad"/>
    </style:style>
    <style:style style:name="P6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officeooo:rsid="00164e80" officeooo:paragraph-rsid="00164e80"/>
    </style:style>
    <style:style style:name="P8" style:family="paragraph" style:parent-style-name="Standard">
      <style:paragraph-properties fo:text-align="start" style:justify-single-word="false"/>
      <style:text-properties officeooo:rsid="0017a49a" officeooo:paragraph-rsid="0017a49a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17a49a" officeooo:paragraph-rsid="0017a49a" style:font-size-asian="12pt" style:font-size-complex="12pt"/>
    </style:style>
    <style:style style:name="T1" style:family="text">
      <style:text-properties officeooo:rsid="0014c2ad"/>
    </style:style>
    <style:style style:name="T2" style:family="text">
      <style:text-properties officeooo:rsid="00164e80"/>
    </style:style>
    <style:style style:name="T3" style:family="text">
      <style:text-properties style:font-name="sans-serif" fo:font-size="14.25pt"/>
    </style:style>
    <style:style style:name="T4" style:family="text">
      <style:text-properties officeooo:rsid="0017a4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inal Project – METCS777</text:p>
      <text:p text:style-name="P6">Natali Ayoub</text:p>
      <text:p text:style-name="P3"/>
      <text:p text:style-name="P4"/>
      <text:p text:style-name="P4"><text:span text:style-name="T1">The dataset used in this project is the </text:span>TMDB 5000 Movie Dataset <text:span text:style-name="T4">downloaded from Kaggle (</text:span><text:a xlink:type="simple" xlink:href="https://www.kaggle.com/tmdb/tmdb-movie-metadata" text:style-name="Internet_20_link" text:visited-style-name="Visited_20_Internet_20_Link"><text:span text:style-name="T4">https://www.kaggle.com/tmdb/tmdb-movie-metadata</text:span></text:a><text:span text:style-name="T4">). It consists of 5000 different movies with 20 columns. For the purpose of this project, only 8 columns are used:</text:span></text:p>
      <text:list xml:id="list1008317490" text:style-name="L1">
        <text:list-item>
          <text:p text:style-name="P5"><text:span text:style-name="T1">Title</text:span></text:p>
        </text:list-item>
        <text:list-item>
          <text:p text:style-name="P2">Budget</text:p>
        </text:list-item>
        <text:list-item>
          <text:p text:style-name="P2">Genre</text:p>
        </text:list-item>
        <text:list-item>
          <text:p text:style-name="P2">Popularity</text:p>
        </text:list-item>
        <text:list-item>
          <text:p text:style-name="P2">Release Date</text:p>
        </text:list-item>
        <text:list-item>
          <text:p text:style-name="P2">Revenue</text:p>
        </text:list-item>
        <text:list-item>
          <text:p text:style-name="P2">Runtime</text:p>
        </text:list-item>
        <text:list-item>
          <text:p text:style-name="P2">Average Rating</text:p>
        </text:list-item>
      </text:list>
      <text:p text:style-name="P1"/>
      <text:p text:style-name="P7">The goal of this project is to <text:span text:style-name="T4">do some exploratory data analysis first to extract some insights from the data then </text:span>build Machine Learning models that should be able to evaluate a movie’s success. A movie’s success is evaluated by Average Rating and Profit (Revenue – Budget). </text:p>
      <text:p text:style-name="P7"/>
      <text:p text:style-name="P7">A Logistic Regression model is used to classify movies into successful/unsuccessful based on Average Rating: successful movies have an Average Rating &gt;= 6.0. <text:span text:style-name="T4">Since there are more 1’s than 0’s, the data is imbalanced and therefor, area under ROC is used to evaluate this model instead of F1 score.</text:span></text:p>
      <text:p text:style-name="P7"/>
      <text:p text:style-name="P8">Profit is predicted by a Linear Regression model <text:span text:style-name="T2">using Budget, Genre, Popularity, Release Month and Runtime. R square</text:span>d is used to eva<text:span text:style-name="T2">luate the accuracy of this model.</text:span></text:p>
      <text:p text:style-name="P7"/>
      <text:p text:style-name="P8">By the end of this project, we hope to gain insights on what factors play into a movie’s success and how effective our models are.</text:p>
      <text:p text:style-name="P8"><text:span text:style-name="T3"/></text:p>
      <text:p text:style-name="P9">*Results and more details can be found in the PPT file attach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4T20:46:07.239274313</meta:creation-date>
    <dc:date>2020-12-04T22:05:48.730287577</dc:date>
    <meta:editing-duration>PT38M19S</meta:editing-duration>
    <meta:editing-cycles>1</meta:editing-cycles>
    <meta:document-statistic meta:table-count="0" meta:image-count="0" meta:object-count="0" meta:page-count="1" meta:paragraph-count="16" meta:word-count="218" meta:character-count="1291" meta:non-whitespace-character-count="1094"/>
    <meta:generator>LibreOffice/6.0.7.3$Linux_X86_64 LibreOffice_project/00m0$Build-3</meta:generator>
  </office:meta>
</office:document-meta>
</file>